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f3f3" officeooo:paragraph-rsid="001df3f3"/>
    </style:style>
    <style:style style:name="P2" style:family="paragraph" style:parent-style-name="Standard">
      <style:paragraph-properties fo:text-align="center" style:justify-single-word="false"/>
      <style:text-properties officeooo:rsid="001df3f3" officeooo:paragraph-rsid="001df3f3"/>
    </style:style>
    <style:style style:name="P3" style:family="paragraph" style:parent-style-name="Standard">
      <style:paragraph-properties fo:text-align="start" style:justify-single-word="false"/>
      <style:text-properties officeooo:rsid="001df3f3" officeooo:paragraph-rsid="001df3f3"/>
    </style:style>
    <style:style style:name="P4" style:family="paragraph" style:parent-style-name="Standard">
      <style:paragraph-properties fo:text-align="start" style:justify-single-word="false"/>
      <style:text-properties officeooo:rsid="001ecf06" officeooo:paragraph-rsid="001ecf06"/>
    </style:style>
    <style:style style:name="P5" style:family="paragraph" style:parent-style-name="Standard">
      <style:paragraph-properties fo:text-align="start" style:justify-single-word="false"/>
      <style:text-properties officeooo:rsid="001ecf06" officeooo:paragraph-rsid="00248f60"/>
    </style:style>
    <style:style style:name="P6" style:family="paragraph" style:parent-style-name="Standard">
      <style:paragraph-properties fo:text-align="start" style:justify-single-word="false"/>
      <style:text-properties officeooo:rsid="002161d3" officeooo:paragraph-rsid="002161d3"/>
    </style:style>
    <style:style style:name="P7" style:family="paragraph" style:parent-style-name="Standard">
      <style:paragraph-properties fo:text-align="start" style:justify-single-word="false"/>
      <style:text-properties officeooo:rsid="0022b0ca" officeooo:paragraph-rsid="0022b0ca"/>
    </style:style>
    <style:style style:name="P8" style:family="paragraph" style:parent-style-name="Standard">
      <style:paragraph-properties fo:text-align="start" style:justify-single-word="false"/>
      <style:text-properties officeooo:rsid="00248f60" officeooo:paragraph-rsid="00248f60"/>
    </style:style>
    <style:style style:name="T1" style:family="text">
      <style:text-properties officeooo:rsid="001ecf06"/>
    </style:style>
    <style:style style:name="T2" style:family="text">
      <style:text-properties officeooo:rsid="00219003"/>
    </style:style>
    <style:style style:name="T3" style:family="text">
      <style:text-properties officeooo:rsid="00248f60"/>
    </style:style>
    <style:style style:name="T4" style:family="text">
      <style:text-properties officeooo:rsid="0032fb87"/>
    </style:style>
    <style:style style:name="T5" style:family="text">
      <style:text-properties officeooo:rsid="00333a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VAL Gaëtan</text:p>
      <text:p text:style-name="P1">GUYOT Sacha</text:p>
      <text:p text:style-name="P2"/>
      <text:p text:style-name="P2">WEB-based Distributed Applications</text:p>
      <text:p text:style-name="P2"/>
      <text:p text:style-name="P2"/>
      <text:p text:style-name="P3">Les steps 1 à 4 fonctionnent, y compris la partie optionnelle du 4 <text:span text:style-name="T4">(suppression des sessions inactives)</text:span>. Nous n’avons pas commencé le step 5 optionnel.</text:p>
      <text:p text:style-name="P3"/>
      <text:p text:style-name="P6">Nous avons remarqué que le navigateur Chromium a tendance à envoyer des requêtes vides, et en avons donc tenu compte. Le serveur affiche une erreur mais précise qu’il s’agit <text:span text:style-name="T2">simplement</text:span> d’une requête vide et l’ignore.</text:p>
      <text:p text:style-name="P3"/>
      <text:p text:style-name="P3">Pour lancer le serveur, il faut passer les arguments &lt;port&gt; et &lt;folder&gt;. Nous avons utilisé le port 8080 et le dossier du projet : port=8080 et folder=.</text:p>
      <text:p text:style-name="P7">Le main se trouve dans HttpServer.</text:p>
      <text:p text:style-name="P3"/>
      <text:p text:style-name="P3"/>
      <text:p text:style-name="P3"/>
      <text:p text:style-name="P3">Pour tester : </text:p>
      <text:p text:style-name="P3">Step 1 : accéder à n’importe quelle ressource se trouvant dans le dossier FILES.</text:p>
      <text:p text:style-name="P3">Par exemple :<text:tab/>localhost:8080/FILES/hello.html</text:p>
      <text:p text:style-name="P3"><text:tab/><text:tab/>localhost:8080/FILES/ski.jpg</text:p>
      <text:p text:style-name="P3"/>
      <text:p text:style-name="P3">Step 2 : <text:span text:style-name="T1">accéder à un ricmlet dans le dossier ricmlets.<text:line-break/>Par exemple :<text:tab/>localhost:8080/ricmlets/examples/HelloRicmlet?name=Bob&amp;surname=Marley</text:span></text:p>
      <text:p text:style-name="P4">On peut aussi tester sans passer de paramètres pour vérifier que le serveur ne plante pas.</text:p>
      <text:p text:style-name="P4"/>
      <text:p text:style-name="P5">Step 3 : accéder à localhost:8080/ricmlets/myRicmlets/MyFirstCookieRicmlet</text:p>
      <text:p text:style-name="P5"><text:span text:style-name="T3">A</text:span>ctualiser plusieurs fois pour constater que la valeur augmente.</text:p>
      <text:p text:style-name="P4"/>
      <text:p text:style-name="P4">Step 4 : accéder à localhost:8080/ricmlets/examples/CountBySessionRicmlet</text:p>
      <text:p text:style-name="P4">Actualiser plusieurs fois rapidement pour constater que la valeur augmente<text:line-break/>Attendre 5 secondes (ou la durée indiquée dans Session.java si elle a été changée)<text:line-break/>Réactualiser et constater que la valeur est revenue à 0.</text:p>
      <text:p text:style-name="P4"/>
      <text:p text:style-name="P8">Pour les steps 3 et 4 on peut se connecter avec plusieurs navigateurs différents en même temps pour vérifier que les cookies et les sessions sont bien propres à chaque utilisat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22:33:05.899865932</meta:creation-date>
    <dc:date>2020-04-09T23:18:47.885773305</dc:date>
    <meta:editing-duration>PT35M2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39" meta:character-count="1613" meta:non-whitespace-character-count="1389"/>
  </office:meta>
</office:document-meta>
</file>